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0abc80" officeooo:paragraph-rsid="000abc80"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0abc80" officeooo:paragraph-rsid="000abc80"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font-weight="normal" officeooo:rsid="000abc80" officeooo:paragraph-rsid="000abc8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weight="bold" officeooo:rsid="000e9178" officeooo:paragraph-rsid="000e9178"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e9178"/>
    </style:style>
    <style:style style:name="P7" style:family="paragraph" style:parent-style-name="Standard">
      <style:paragraph-properties fo:text-align="justify" style:justify-single-word="false"/>
      <style:text-properties officeooo:rsid="000e9178" officeooo:paragraph-rsid="000e9178"/>
    </style:style>
    <style:style style:name="P8" style:family="paragraph" style:parent-style-name="Standard">
      <style:paragraph-properties fo:text-align="justify" style:justify-single-word="false"/>
      <style:text-properties officeooo:rsid="001152a5" officeooo:paragraph-rsid="001152a5"/>
    </style:style>
    <style:style style:name="P9" style:family="paragraph" style:parent-style-name="Footnote">
      <style:text-properties officeooo:rsid="001152a5" officeooo:paragraph-rsid="001152a5"/>
    </style:style>
    <style:style style:name="T1" style:family="text">
      <style:text-properties officeooo:rsid="000bce47"/>
    </style:style>
    <style:style style:name="T2" style:family="text">
      <style:text-properties fo:font-variant="normal" fo:text-transform="none"/>
    </style:style>
    <style:style style:name="T3" style:family="text">
      <style:text-properties fo:font-variant="normal" fo:text-transform="none" style:text-position="0% 100%" fo:font-style="normal" style:text-underline-style="none" fo:font-weight="normal"/>
    </style:style>
    <style:style style:name="T4" style:family="text">
      <style:text-properties fo:font-variant="normal" fo:text-transform="none" style:text-position="0% 100%" fo:font-style="normal" style:text-underline-style="none" fo:font-weight="normal" officeooo:rsid="0012ff42"/>
    </style:style>
    <style:style style:name="T5" style:family="text">
      <style:text-properties fo:font-variant="normal" fo:text-transform="none" style:text-position="0% 100%" fo:font-style="normal" style:text-underline-style="none" fo:font-weight="normal" officeooo:rsid="00132392"/>
    </style:style>
    <style:style style:name="T6" style:family="text">
      <style:text-properties fo:font-variant="normal" fo:text-transform="none" style:text-position="0% 100%" fo:font-style="normal" style:text-underline-style="none" fo:font-weight="normal" officeooo:rsid="0013f86a"/>
    </style:style>
    <style:style style:name="T7" style:family="text">
      <style:text-properties fo:font-variant="normal" fo:text-transform="none" fo:font-style="italic" style:font-style-asian="italic"/>
    </style:style>
    <style:style style:name="T8" style:family="text">
      <style:text-properties fo:font-variant="normal" fo:text-transform="none" fo:font-style="normal" style:font-style-asian="normal"/>
    </style:style>
    <style:style style:name="T9" style:family="text">
      <style:text-properties style:font-name="Times New Roman" fo:font-size="12pt" fo:font-weight="normal" officeooo:rsid="000d380c" style:font-size-asian="10.5pt" style:font-weight-asian="normal" style:font-size-complex="12pt" style:font-weight-complex="normal"/>
    </style:style>
    <style:style style:name="T10" style:family="text">
      <style:text-properties style:font-name="Times New Roman" fo:font-size="12pt" fo:font-weight="normal" officeooo:rsid="000d540e" style:font-size-asian="10.5pt" style:font-weight-asian="normal" style:font-size-complex="12pt" style:font-weight-complex="normal"/>
    </style:style>
    <style:style style:name="T11" style:family="text">
      <style:text-properties style:font-name="Times New Roman" fo:font-size="12pt" fo:font-weight="normal" officeooo:rsid="000e9178" style:font-size-asian="10.5pt" style:font-weight-asian="normal" style:font-size-complex="12pt" style:font-weight-complex="normal"/>
    </style:style>
    <style:style style:name="T12" style:family="text">
      <style:text-properties officeooo:rsid="000e9178"/>
    </style:style>
    <style:style style:name="T13" style:family="text">
      <style:text-properties fo:font-variant="small-caps"/>
    </style:style>
    <style:style style:name="T14" style:family="text">
      <style:text-properties fo:font-variant="small-caps" fo:font-style="normal" style:font-style-asian="normal"/>
    </style:style>
    <style:style style:name="T15" style:family="text">
      <style:text-properties officeooo:rsid="00105657"/>
    </style:style>
    <style:style style:name="T16" style:family="text">
      <style:text-properties officeooo:rsid="0013f86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égalités économiques, précarité sociale et vote.</text:p>
      <text:p text:style-name="P1">Une approche territorialisée</text:p>
      <text:p text:style-name="P1"/>
      <text:p text:style-name="P3">Joël Gombin (CURAPP-ESS / Université de Picardie-Jules Verne)</text:p>
      <text:p text:style-name="P3"><text:a xlink:type="simple" xlink:href="mailto:joel.gombin@u-picardie.fr">joel.gombin@u-picardie.fr</text:a></text:p>
      <text:p text:style-name="P1"/>
      <text:p text:style-name="P2">Ainsi que le rappelle l'appel à communication de la ST 1 du congrès 2015 de l'AFSP, les relations entre insécurité sociale, particulièrement sous les formes renouvelées qu'elles prennent du fait des évolutions de la structure socio-économique française, et comportement électoral sont à la fois au centre de nombreux travaux scientifiques (mais aussi de débats sociaux) et en même temps relativement mal connues. Il s'agit pourtant d'un enjeu scientifique essentiel, tant la déconstruction des cadres socioéconomiques constitutifs de la société fordiste mettent également à mal les modèles théoriques du vote qui s'appuyaient sur cette base. <text:span text:style-name="T1">Il est donc important de mieux comprendre comment des situations – qui peuvent d'ailleurs prendre des formes très diverses – de précarité sociale d'une part, d'inégalités économiques d'autre part modèlent les comportements électoraux.</text:span></text:p>
      <text:p text:style-name="P2"/>
      <text:p text:style-name="P6"><text:span text:style-name="T11">Si les travaux sur ces questions sont balbutiants en France, ils sont beaucoup mieux établis à l'étranger, par exemple aux États-Unis </text:span><text:reference-mark-start text:name="ZOTERO_ITEM CSL_CITATION {&quot;citationID&quot;:&quot;1c2gto3n4r&quot;,&quot;properties&quot;:{&quot;formattedCitation&quot;:&quot;(Bartels, 2008)&quot;,&quot;plainCitation&quot;:&quot;(Bartels, 2008)&quot;},&quot;citationItems&quot;:[{&quot;id&quot;:4558,&quot;uris&quot;:[&quot;http://zotero.org/users/4875/items/54JBPFZV&quot;],&quot;uri&quot;:[&quot;http://zotero.org/users/4875/items/54JBPFZV&quot;],&quot;itemData&quot;:{&quot;id&quot;:4558,&quot;type&quot;:&quot;book&quot;,&quot;title&quot;:&quot;Unequal Democracy: The Political Economy of the New Gilded Age&quot;,&quot;publisher&quot;:&quot;Princeton University Press&quot;,&quot;number-of-pages&quot;:&quot;343&quot;,&quot;source&quot;:&quot;Google Books&quot;,&quot;abstract&quot;:&quot;Using a vast swath of data spanning the past six decades, Unequal Democracy debunks many myths about politics in contemporary America, using the widening gap between the rich and the poor to shed disturbing light on the workings of American democracy. Larry Bartels shows the gap between the rich and poor has increased greatly under Republican administrations and decreased slightly under Democrats, leaving America grossly unequal. This is not simply the result of economic forces, but the product of broad-reaching policy choices in a political system dominated by partisan ideologies and the interests of the wealthy.  Bartels demonstrates that elected officials respond to the views of affluent constituents but ignore the views of poor people. He shows that Republican presidents in particular have consistently produced much less income growth for middle-class and working-poor families than for affluent families, greatly increasing inequality. He provides revealing case studies of key policy shifts contributing to inequality, including the massive Bush tax cuts of 2001 and 2003 and the erosion of the minimum wage. Finally, he challenges conventional explanations for why many voters seem to vote against their own economic interests, contending that working-class voters have not been lured into the Republican camp by \&quot;values issues\&quot; like abortion and gay marriage, as commonly believed, but that Republican presidents have been remarkably successful in timing income growth to cater to short-sighted voters.  Unequal Democracy is social science at its very best. It provides a deep and searching analysis of the political causes and consequences of America's growing income gap, and a sobering assessment of the capacity of the American political system to live up to its democratic ideals.&quot;,&quot;ISBN&quot;:&quot;140082835X&quot;,&quot;shortTitle&quot;:&quot;Unequal Democracy&quot;,&quot;language&quot;:&quot;en&quot;,&quot;author&quot;:[{&quot;family&quot;:&quot;Bartels&quot;,&quot;given&quot;:&quot;Larry M.&quot;}],&quot;issued&quot;:{&quot;date-parts&quot;:[[&quot;2008&quot;]]}}}],&quot;schema&quot;:&quot;https://github.com/citation-style-language/schema/raw/master/csl-citation.json&quot;} RNDeuc30GnTrC"/><text:span text:style-name="T9">(Bartels, 2008)</text:span><text:reference-mark-end text:name="ZOTERO_ITEM CSL_CITATION {&quot;citationID&quot;:&quot;1c2gto3n4r&quot;,&quot;properties&quot;:{&quot;formattedCitation&quot;:&quot;(Bartels, 2008)&quot;,&quot;plainCitation&quot;:&quot;(Bartels, 2008)&quot;},&quot;citationItems&quot;:[{&quot;id&quot;:4558,&quot;uris&quot;:[&quot;http://zotero.org/users/4875/items/54JBPFZV&quot;],&quot;uri&quot;:[&quot;http://zotero.org/users/4875/items/54JBPFZV&quot;],&quot;itemData&quot;:{&quot;id&quot;:4558,&quot;type&quot;:&quot;book&quot;,&quot;title&quot;:&quot;Unequal Democracy: The Political Economy of the New Gilded Age&quot;,&quot;publisher&quot;:&quot;Princeton University Press&quot;,&quot;number-of-pages&quot;:&quot;343&quot;,&quot;source&quot;:&quot;Google Books&quot;,&quot;abstract&quot;:&quot;Using a vast swath of data spanning the past six decades, Unequal Democracy debunks many myths about politics in contemporary America, using the widening gap between the rich and the poor to shed disturbing light on the workings of American democracy. Larry Bartels shows the gap between the rich and poor has increased greatly under Republican administrations and decreased slightly under Democrats, leaving America grossly unequal. This is not simply the result of economic forces, but the product of broad-reaching policy choices in a political system dominated by partisan ideologies and the interests of the wealthy.  Bartels demonstrates that elected officials respond to the views of affluent constituents but ignore the views of poor people. He shows that Republican presidents in particular have consistently produced much less income growth for middle-class and working-poor families than for affluent families, greatly increasing inequality. He provides revealing case studies of key policy shifts contributing to inequality, including the massive Bush tax cuts of 2001 and 2003 and the erosion of the minimum wage. Finally, he challenges conventional explanations for why many voters seem to vote against their own economic interests, contending that working-class voters have not been lured into the Republican camp by \&quot;values issues\&quot; like abortion and gay marriage, as commonly believed, but that Republican presidents have been remarkably successful in timing income growth to cater to short-sighted voters.  Unequal Democracy is social science at its very best. It provides a deep and searching analysis of the political causes and consequences of America's growing income gap, and a sobering assessment of the capacity of the American political system to live up to its democratic ideals.&quot;,&quot;ISBN&quot;:&quot;140082835X&quot;,&quot;shortTitle&quot;:&quot;Unequal Democracy&quot;,&quot;language&quot;:&quot;en&quot;,&quot;author&quot;:[{&quot;family&quot;:&quot;Bartels&quot;,&quot;given&quot;:&quot;Larry M.&quot;}],&quot;issued&quot;:{&quot;date-parts&quot;:[[&quot;2008&quot;]]}}}],&quot;schema&quot;:&quot;https://github.com/citation-style-language/schema/raw/master/csl-citation.json&quot;} RNDeuc30GnTrC"/><text:span text:style-name="T9">. </text:span><text:span text:style-name="T11">Dans le cas français, certains travaux </text:span><text:span text:style-name="T9">ont pu montrer l'impact majeur qu'ont les inégalités de revenu sur le comportement électoral – </text:span><text:span text:style-name="T10">la participation, mais surtout l'orientation du vote </text:span><text:reference-mark-start text:name="ZOTERO_ITEM CSL_CITATION {&quot;citationID&quot;:&quot;12el9gng9h&quot;,&quot;properties&quot;:{&quot;formattedCitation&quot;:&quot;{\\rtf (Gombin, 2014; Gombin, Rivi\\uc0\\u232{}re, 2013)}&quot;,&quot;plainCitation&quot;:&quot;(Gombin, 2014; Gombin, Rivière, 2013)&quot;},&quot;citationItems&quot;:[{&quot;id&quot;:4955,&quot;uris&quot;:[&quot;http://zotero.org/users/4875/items/STZV832H&quot;],&quot;uri&quot;:[&quot;http://zotero.org/users/4875/items/STZV832H&quot;],&quot;itemData&quot;:{&quot;id&quot;:4955,&quot;type&quot;:&quot;article-journal&quot;,&quot;title&quot;:&quot;Contextualiser sans faire de l'espace un facteur autonome. La modélisation multiniveau comme lieu de rencontre entre sociologie et géographie électorales&quot;,&quot;container-title&quot;:&quot;L'Espace Politique&quot;,&quot;issue&quot;:&quot;23&quot;,&quot;source&quot;:&quot;espacepolitique.revues.org&quot;,&quot;abstract&quot;:&quot;La sociologie et la géographie électorales se différencient notamment par les méthodes qu'elles emploient, renvoyant à un partage plus ou moins implicite des tâches entre le « social » et le « spatial ». Dans cet article, nous suggérons que ces oppositions n'ont pas lieu d'être, et proposons l'utilisation de la modélisation multiniveau comme un lieu de rencontre possible entre géographes et sociologues des élections, permettant de mieux donner corps à la notion de contexte en permettant aux déterminants du vote d'agir de manière différenciée dans l'espace.&quot;,&quot;URL&quot;:&quot;http://espacepolitique.revues.org/3066&quot;,&quot;DOI&quot;:&quot;10.4000/espacepolitique.3066&quot;,&quot;ISSN&quot;:&quot;1958-5500&quot;,&quot;language&quot;:&quot;fr&quot;,&quot;author&quot;:[{&quot;family&quot;:&quot;Gombin&quot;,&quot;given&quot;:&quot;Joël&quot;}],&quot;issued&quot;:{&quot;date-parts&quot;:[[&quot;2014&quot;,7,4]]},&quot;accessed&quot;:{&quot;date-parts&quot;:[[&quot;2014&quot;,7,9]]}}},{&quot;id&quot;:818,&quot;uris&quot;:[&quot;http://zotero.org/users/4875/items/JK5GSK5C&quot;],&quot;uri&quot;:[&quot;http://zotero.org/users/4875/items/JK5GSK5C&quot;],&quot;itemData&quot;:{&quot;id&quot;:818,&quot;type&quot;:&quot;paper-conference&quot;,&quot;title&quot;:&quot;Éléments quantitatifs sur la dimension spatiale des effets électoraux  des inégalités sociales dans les mondes périurbains français (2007-2012)&quot;,&quot;publisher-place&quot;:&quot;Nantes&quot;,&quot;event&quot;:&quot;Session conjointe des RT 5 et 9, \&quot; Espaces périurbains : une forme urbaine spécifique, des parcours de promotion, domination ou déclassement ?\&quot;, Congrès de l'Association française de sociologie&quot;,&quot;event-place&quot;:&quot;Nantes&quot;,&quot;URL&quot;:&quot;http://halshs.archives-ouvertes.fr/halshs-00859598&quot;,&quot;author&quot;:[{&quot;family&quot;:&quot;Gombin&quot;,&quot;given&quot;:&quot;Joël&quot;},{&quot;family&quot;:&quot;Rivière&quot;,&quot;given&quot;:&quot;Jean&quot;}],&quot;issued&quot;:{&quot;date-parts&quot;:[[&quot;2013&quot;,9,4]]}}}],&quot;schema&quot;:&quot;https://github.com/citation-style-language/schema/raw/master/csl-citation.json&quot;} RNDKjk6OVuT3V"/><text:span text:style-name="T3">(Gombin, 2014; Gombin, Rivière, 2013)</text:span><text:reference-mark-end text:name="ZOTERO_ITEM CSL_CITATION {&quot;citationID&quot;:&quot;12el9gng9h&quot;,&quot;properties&quot;:{&quot;formattedCitation&quot;:&quot;{\\rtf (Gombin, 2014; Gombin, Rivi\\uc0\\u232{}re, 2013)}&quot;,&quot;plainCitation&quot;:&quot;(Gombin, 2014; Gombin, Rivière, 2013)&quot;},&quot;citationItems&quot;:[{&quot;id&quot;:4955,&quot;uris&quot;:[&quot;http://zotero.org/users/4875/items/STZV832H&quot;],&quot;uri&quot;:[&quot;http://zotero.org/users/4875/items/STZV832H&quot;],&quot;itemData&quot;:{&quot;id&quot;:4955,&quot;type&quot;:&quot;article-journal&quot;,&quot;title&quot;:&quot;Contextualiser sans faire de l'espace un facteur autonome. La modélisation multiniveau comme lieu de rencontre entre sociologie et géographie électorales&quot;,&quot;container-title&quot;:&quot;L'Espace Politique&quot;,&quot;issue&quot;:&quot;23&quot;,&quot;source&quot;:&quot;espacepolitique.revues.org&quot;,&quot;abstract&quot;:&quot;La sociologie et la géographie électorales se différencient notamment par les méthodes qu'elles emploient, renvoyant à un partage plus ou moins implicite des tâches entre le « social » et le « spatial ». Dans cet article, nous suggérons que ces oppositions n'ont pas lieu d'être, et proposons l'utilisation de la modélisation multiniveau comme un lieu de rencontre possible entre géographes et sociologues des élections, permettant de mieux donner corps à la notion de contexte en permettant aux déterminants du vote d'agir de manière différenciée dans l'espace.&quot;,&quot;URL&quot;:&quot;http://espacepolitique.revues.org/3066&quot;,&quot;DOI&quot;:&quot;10.4000/espacepolitique.3066&quot;,&quot;ISSN&quot;:&quot;1958-5500&quot;,&quot;language&quot;:&quot;fr&quot;,&quot;author&quot;:[{&quot;family&quot;:&quot;Gombin&quot;,&quot;given&quot;:&quot;Joël&quot;}],&quot;issued&quot;:{&quot;date-parts&quot;:[[&quot;2014&quot;,7,4]]},&quot;accessed&quot;:{&quot;date-parts&quot;:[[&quot;2014&quot;,7,9]]}}},{&quot;id&quot;:818,&quot;uris&quot;:[&quot;http://zotero.org/users/4875/items/JK5GSK5C&quot;],&quot;uri&quot;:[&quot;http://zotero.org/users/4875/items/JK5GSK5C&quot;],&quot;itemData&quot;:{&quot;id&quot;:818,&quot;type&quot;:&quot;paper-conference&quot;,&quot;title&quot;:&quot;Éléments quantitatifs sur la dimension spatiale des effets électoraux  des inégalités sociales dans les mondes périurbains français (2007-2012)&quot;,&quot;publisher-place&quot;:&quot;Nantes&quot;,&quot;event&quot;:&quot;Session conjointe des RT 5 et 9, \&quot; Espaces périurbains : une forme urbaine spécifique, des parcours de promotion, domination ou déclassement ?\&quot;, Congrès de l'Association française de sociologie&quot;,&quot;event-place&quot;:&quot;Nantes&quot;,&quot;URL&quot;:&quot;http://halshs.archives-ouvertes.fr/halshs-00859598&quot;,&quot;author&quot;:[{&quot;family&quot;:&quot;Gombin&quot;,&quot;given&quot;:&quot;Joël&quot;},{&quot;family&quot;:&quot;Rivière&quot;,&quot;given&quot;:&quot;Jean&quot;}],&quot;issued&quot;:{&quot;date-parts&quot;:[[&quot;2013&quot;,9,4]]}}}],&quot;schema&quot;:&quot;https://github.com/citation-style-language/schema/raw/master/csl-citation.json&quot;} RNDKjk6OVuT3V"/>. <text:span text:style-name="T12">Il reste toutefois à mieux comprendre comment les inégalités de revenu s'articulent, dans le cadre de configurations territorialisées, avec la précarité sociale <text:s/>pour modeler les comportements électoraux. L'objectif scientifique est donc double : d'une part, enrichir l'arc des variables contextuelles et comprendre leur articulation entre elles et avec les comportements électoraux ; d'autre part, progresser dans le passage de l'observation de corrélations statistiques à la compréhension des mécanismes en jeu et leur efficacité. </text:span></text:p>
      <text:p text:style-name="P6"/>
      <text:p text:style-name="P5"><text:span text:style-name="T15">Pour ce faire, nous proposons une approche quantitative, méthodologique et territorialisée des rapports entre inégalités économiques, précarité sociale et vote. Le terrain retenu est celui de l'aire métropolitaine marseillaise, qui se caractérise par un niveau très élevé d'inégalités économiques et dont certains territoires connaissent un niveau élevé de précarité sociale </text:span><text:reference-mark-start text:name="ZOTERO_ITEM CSL_CITATION {&quot;citationID&quot;:&quot;8fc88525g&quot;,&quot;properties&quot;:{&quot;formattedCitation&quot;:&quot;{\\rtf (Conseil r\\uc0\\u233{}gional Provence-Alpes-C\\uc0\\u244{}te d\\uc0\\u8217{}Azur, 2013)}&quot;,&quot;plainCitation&quot;:&quot;(Conseil régional Provence-Alpes-Côte d’Azur, 2013)&quot;},&quot;citationItems&quot;:[{&quot;id&quot;:3968,&quot;uris&quot;:[&quot;http://zotero.org/users/4875/items/H8TVSKFR&quot;],&quot;uri&quot;:[&quot;http://zotero.org/users/4875/items/H8TVSKFR&quot;],&quot;itemData&quot;:{&quot;id&quot;:3968,&quot;type&quot;:&quot;report&quot;,&quot;title&quot;:&quot;Métropole Aix-Marseille. Atlas territorial&quot;,&quot;collection-title&quot;:&quot;Disparités socio-spatiales en région Provence-Alpes-Côte d'Azur&quot;,&quot;publisher&quot;:&quot;Conseil régional PACA&quot;,&quot;publisher-place&quot;:&quot;Marseille&quot;,&quot;page&quot;:&quot;141&quot;,&quot;event-place&quot;:&quot;Marseille&quot;,&quot;URL&quot;:&quot;http://www.regionpaca.fr/amenagement-du-territoire/letude-sur-les-disparites-socio-spatiales-en-region-paca.html?jumpurl=uploads%2Fmedia%2FMetropole_Aix-Marseille-2013-11-22.pdf&amp;juSecure=1&amp;mimeType=application%2Fpdf&amp;locationData=18681%3Att_news%3A33583&amp;juHash=f38947f29cf076ad26765ab6343d2faf00f73b8b&quot;,&quot;language&quot;:&quot;fr&quot;,&quot;author&quot;:[{&quot;family&quot;:&quot;Conseil régional Provence-Alpes-Côte d'Azur&quot;,&quot;given&quot;:&quot;&quot;}],&quot;issued&quot;:{&quot;date-parts&quot;:[[&quot;2013&quot;,11]]}}}],&quot;schema&quot;:&quot;https://github.com/citation-style-language/schema/raw/master/csl-citation.json&quot;} RNDZh2XqndzvT"/><text:span text:style-name="T3">(Conseil régional Provence-Alpes-Côte d’Azur, 2013)</text:span><text:reference-mark-end text:name="ZOTERO_ITEM CSL_CITATION {&quot;citationID&quot;:&quot;8fc88525g&quot;,&quot;properties&quot;:{&quot;formattedCitation&quot;:&quot;{\\rtf (Conseil r\\uc0\\u233{}gional Provence-Alpes-C\\uc0\\u244{}te d\\uc0\\u8217{}Azur, 2013)}&quot;,&quot;plainCitation&quot;:&quot;(Conseil régional Provence-Alpes-Côte d’Azur, 2013)&quot;},&quot;citationItems&quot;:[{&quot;id&quot;:3968,&quot;uris&quot;:[&quot;http://zotero.org/users/4875/items/H8TVSKFR&quot;],&quot;uri&quot;:[&quot;http://zotero.org/users/4875/items/H8TVSKFR&quot;],&quot;itemData&quot;:{&quot;id&quot;:3968,&quot;type&quot;:&quot;report&quot;,&quot;title&quot;:&quot;Métropole Aix-Marseille. Atlas territorial&quot;,&quot;collection-title&quot;:&quot;Disparités socio-spatiales en région Provence-Alpes-Côte d'Azur&quot;,&quot;publisher&quot;:&quot;Conseil régional PACA&quot;,&quot;publisher-place&quot;:&quot;Marseille&quot;,&quot;page&quot;:&quot;141&quot;,&quot;event-place&quot;:&quot;Marseille&quot;,&quot;URL&quot;:&quot;http://www.regionpaca.fr/amenagement-du-territoire/letude-sur-les-disparites-socio-spatiales-en-region-paca.html?jumpurl=uploads%2Fmedia%2FMetropole_Aix-Marseille-2013-11-22.pdf&amp;juSecure=1&amp;mimeType=application%2Fpdf&amp;locationData=18681%3Att_news%3A33583&amp;juHash=f38947f29cf076ad26765ab6343d2faf00f73b8b&quot;,&quot;language&quot;:&quot;fr&quot;,&quot;author&quot;:[{&quot;family&quot;:&quot;Conseil régional Provence-Alpes-Côte d'Azur&quot;,&quot;given&quot;:&quot;&quot;}],&quot;issued&quot;:{&quot;date-parts&quot;:[[&quot;2013&quot;,11]]}}}],&quot;schema&quot;:&quot;https://github.com/citation-style-language/schema/raw/master/csl-citation.json&quot;} RNDZh2XqndzvT"/><text:span text:style-name="T3">. </text:span></text:p>
      <text:p text:style-name="P5"/>
      <text:p text:style-name="P8"><text:span text:style-name="T3">Nous analyserons ainsi tant la participation électorale que l'orientation du vote, </text:span><text:span text:style-name="T6">lors des élections présidentielles de 2012 et européennes de 2014 (afin de pouvoir contraster des conjonctures électorales d'intensité très différente) </text:span><text:span text:style-name="T3">au niveau du bureau de vote</text:span><text:span text:style-name="T3"><text:note text:id="ftn0" text:note-class="footnote"><text:note-citation>1</text:note-citation><text:note-body><text:p text:style-name="P9">Et ce, grâce à la constitution inédite d'une base exhaustive des bureaux de vote dans l'aire métropolitaine. </text:p></text:note-body></text:note></text:span><text:span text:style-name="T3">, en articulant, comme variables explicatives, la composition socioprofessionnelle de la population </text:span><text:span text:style-name="T4">(issue du recensement)</text:span><text:span text:style-name="T3">, </text:span><text:span text:style-name="T4">des variables relatives au niveau, à la distribution </text:span><text:span text:style-name="T5">et à la composition </text:span><text:span text:style-name="T4">des revenus (</text:span><text:span text:style-name="T5">dispositifs RFLM et RDL), et des variables relatives à la précarité sociale (type d'emploi, bénéficiaires CAF…). </text:span></text:p>
      <text:p text:style-name="P8"/>
      <text:p text:style-name="P5"><text:span text:style-name="T5">I</text:span><text:span text:style-name="T6">l s'agit donc de procéder à une « écologie politique de la métropole » </text:span><text:reference-mark-start text:name="ZOTERO_ITEM CSL_CITATION {&quot;citationID&quot;:&quot;1jg699b0f&quot;,&quot;properties&quot;:{&quot;formattedCitation&quot;:&quot;{\\rtf (Sellers, K\\uc0\\u252{}bler, Walter-Rogg, Walks, 2013)}&quot;,&quot;plainCitation&quot;:&quot;(Sellers, Kübler, Walter-Rogg, Walks, 2013)&quot;},&quot;citationItems&quot;:[{&quot;id&quot;:656,&quot;uris&quot;:[&quot;http://zotero.org/users/4875/items/FPVN5FZT&quot;],&quot;uri&quot;:[&quot;http://zotero.org/users/4875/items/FPVN5FZT&quot;],&quot;itemData&quot;:{&quot;id&quot;:656,&quot;type&quot;:&quot;book&quot;,&quot;title&quot;:&quot;The Political Ecology of the Metropolis: Metropolitan Sources of Electoral Behaviour in Eleven Countries&quot;,&quot;collection-title&quot;:&quot;ECPR Studies in European Political Science&quot;,&quot;publisher&quot;:&quot;ECPR Press&quot;,&quot;publisher-place&quot;:&quot;Colchester&quot;,&quot;number-of-volumes&quot;:&quot;1&quot;,&quot;number-of-pages&quot;:&quot;550&quot;,&quot;source&quot;:&quot;Library Catalog - www.sudoc.abes.fr&quot;,&quot;event-place&quot;:&quot;Colchester&quot;,&quot;ISBN&quot;:&quot;978-1-907301-44-5&quot;,&quot;shortTitle&quot;:&quot;The Political Ecology of the Metropolis&quot;,&quot;language&quot;:&quot;anglais&quot;,&quot;editor&quot;:[{&quot;family&quot;:&quot;Sellers&quot;,&quot;given&quot;:&quot;Jefferey M.&quot;},{&quot;family&quot;:&quot;Kübler&quot;,&quot;given&quot;:&quot;Daniel&quot;},{&quot;family&quot;:&quot;Walter-Rogg&quot;,&quot;given&quot;:&quot;Melanie&quot;},{&quot;family&quot;:&quot;Walks&quot;,&quot;given&quot;:&quot;R. Alan&quot;}],&quot;issued&quot;:{&quot;date-parts&quot;:[[&quot;2013&quot;]]}}}],&quot;schema&quot;:&quot;https://github.com/citation-style-language/schema/raw/master/csl-citation.json&quot;} RNDzv4qh4wZVJ"/><text:span text:style-name="T3">(Sellers, Kübler, Walter-Rogg, Walks, 2013)</text:span><text:reference-mark-end text:name="ZOTERO_ITEM CSL_CITATION {&quot;citationID&quot;:&quot;1jg699b0f&quot;,&quot;properties&quot;:{&quot;formattedCitation&quot;:&quot;{\\rtf (Sellers, K\\uc0\\u252{}bler, Walter-Rogg, Walks, 2013)}&quot;,&quot;plainCitation&quot;:&quot;(Sellers, Kübler, Walter-Rogg, Walks, 2013)&quot;},&quot;citationItems&quot;:[{&quot;id&quot;:656,&quot;uris&quot;:[&quot;http://zotero.org/users/4875/items/FPVN5FZT&quot;],&quot;uri&quot;:[&quot;http://zotero.org/users/4875/items/FPVN5FZT&quot;],&quot;itemData&quot;:{&quot;id&quot;:656,&quot;type&quot;:&quot;book&quot;,&quot;title&quot;:&quot;The Political Ecology of the Metropolis: Metropolitan Sources of Electoral Behaviour in Eleven Countries&quot;,&quot;collection-title&quot;:&quot;ECPR Studies in European Political Science&quot;,&quot;publisher&quot;:&quot;ECPR Press&quot;,&quot;publisher-place&quot;:&quot;Colchester&quot;,&quot;number-of-volumes&quot;:&quot;1&quot;,&quot;number-of-pages&quot;:&quot;550&quot;,&quot;source&quot;:&quot;Library Catalog - www.sudoc.abes.fr&quot;,&quot;event-place&quot;:&quot;Colchester&quot;,&quot;ISBN&quot;:&quot;978-1-907301-44-5&quot;,&quot;shortTitle&quot;:&quot;The Political Ecology of the Metropolis&quot;,&quot;language&quot;:&quot;anglais&quot;,&quot;editor&quot;:[{&quot;family&quot;:&quot;Sellers&quot;,&quot;given&quot;:&quot;Jefferey M.&quot;},{&quot;family&quot;:&quot;Kübler&quot;,&quot;given&quot;:&quot;Daniel&quot;},{&quot;family&quot;:&quot;Walter-Rogg&quot;,&quot;given&quot;:&quot;Melanie&quot;},{&quot;family&quot;:&quot;Walks&quot;,&quot;given&quot;:&quot;R. Alan&quot;}],&quot;issued&quot;:{&quot;date-parts&quot;:[[&quot;2013&quot;]]}}}],&quot;schema&quot;:&quot;https://github.com/citation-style-language/schema/raw/master/csl-citation.json&quot;} RNDzv4qh4wZVJ"/> <text:span text:style-name="T6">marseillaise. Mais, par rapport au travail de Hoffman-Martinot et Sellers </text:span><text:reference-mark-start text:name="ZOTERO_ITEM CSL_CITATION {&quot;citationID&quot;:&quot;27cgnv9pmc&quot;,&quot;properties&quot;:{&quot;formattedCitation&quot;:&quot;(2013)&quot;,&quot;plainCitation&quot;:&quot;(2013)&quot;},&quot;citationItems&quot;:[{&quot;id&quot;:5520,&quot;uris&quot;:[&quot;http://zotero.org/users/4875/items/PBUJJ98T&quot;],&quot;uri&quot;:[&quot;http://zotero.org/users/4875/items/PBUJJ98T&quot;],&quot;itemData&quot;:{&quot;id&quot;:5520,&quot;type&quot;:&quot;chapter&quot;,&quot;title&quot;:&quot;The emerging metropolitan political ecology of France&quot;,&quot;container-title&quot;:&quot;The Political Ecology of the Metropolis: Metropolitan Sources of Electoral Behaviour in Eleven Countries&quot;,&quot;collection-title&quot;:&quot;ECPR Studies in European Political Science&quot;,&quot;publisher&quot;:&quot;ECPR Press&quot;,&quot;publisher-place&quot;:&quot;Colchester&quot;,&quot;page&quot;:&quot;161-198&quot;,&quot;number-of-volumes&quot;:&quot;1&quot;,&quot;source&quot;:&quot;Library Catalog - www.sudoc.abes.fr&quot;,&quot;event-place&quot;:&quot;Colchester&quot;,&quot;ISBN&quot;:&quot;978-1-907301-44-5&quot;,&quot;language&quot;:&quot;anglais&quot;,&quot;editor&quot;:[{&quot;family&quot;:&quot;Sellers&quot;,&quot;given&quot;:&quot;Jefferey M.&quot;},{&quot;family&quot;:&quot;Kübler&quot;,&quot;given&quot;:&quot;Daniel&quot;},{&quot;family&quot;:&quot;Walter-Rogg&quot;,&quot;given&quot;:&quot;Melanie&quot;},{&quot;family&quot;:&quot;Walks&quot;,&quot;given&quot;:&quot;R. Alan&quot;}],&quot;author&quot;:[{&quot;family&quot;:&quot;Hoffmann-Martinot&quot;,&quot;given&quot;:&quot;Vincent&quot;},{&quot;family&quot;:&quot;Sellers&quot;,&quot;given&quot;:&quot;Jefferey M.&quot;}],&quot;issued&quot;:{&quot;date-parts&quot;:[[&quot;2013&quot;]]}},&quot;suppress-author&quot;:true}],&quot;schema&quot;:&quot;https://github.com/citation-style-language/schema/raw/master/csl-citation.json&quot;} RNDzEtFSYB6EM"/>(2013)<text:reference-mark-end text:name="ZOTERO_ITEM CSL_CITATION {&quot;citationID&quot;:&quot;27cgnv9pmc&quot;,&quot;properties&quot;:{&quot;formattedCitation&quot;:&quot;(2013)&quot;,&quot;plainCitation&quot;:&quot;(2013)&quot;},&quot;citationItems&quot;:[{&quot;id&quot;:5520,&quot;uris&quot;:[&quot;http://zotero.org/users/4875/items/PBUJJ98T&quot;],&quot;uri&quot;:[&quot;http://zotero.org/users/4875/items/PBUJJ98T&quot;],&quot;itemData&quot;:{&quot;id&quot;:5520,&quot;type&quot;:&quot;chapter&quot;,&quot;title&quot;:&quot;The emerging metropolitan political ecology of France&quot;,&quot;container-title&quot;:&quot;The Political Ecology of the Metropolis: Metropolitan Sources of Electoral Behaviour in Eleven Countries&quot;,&quot;collection-title&quot;:&quot;ECPR Studies in European Political Science&quot;,&quot;publisher&quot;:&quot;ECPR Press&quot;,&quot;publisher-place&quot;:&quot;Colchester&quot;,&quot;page&quot;:&quot;161-198&quot;,&quot;number-of-volumes&quot;:&quot;1&quot;,&quot;source&quot;:&quot;Library Catalog - www.sudoc.abes.fr&quot;,&quot;event-place&quot;:&quot;Colchester&quot;,&quot;ISBN&quot;:&quot;978-1-907301-44-5&quot;,&quot;language&quot;:&quot;anglais&quot;,&quot;editor&quot;:[{&quot;family&quot;:&quot;Sellers&quot;,&quot;given&quot;:&quot;Jefferey M.&quot;},{&quot;family&quot;:&quot;Kübler&quot;,&quot;given&quot;:&quot;Daniel&quot;},{&quot;family&quot;:&quot;Walter-Rogg&quot;,&quot;given&quot;:&quot;Melanie&quot;},{&quot;family&quot;:&quot;Walks&quot;,&quot;given&quot;:&quot;R. Alan&quot;}],&quot;author&quot;:[{&quot;family&quot;:&quot;Hoffmann-Martinot&quot;,&quot;given&quot;:&quot;Vincent&quot;},{&quot;family&quot;:&quot;Sellers&quot;,&quot;given&quot;:&quot;Jefferey M.&quot;}],&quot;issued&quot;:{&quot;date-parts&quot;:[[&quot;2013&quot;]]}},&quot;suppress-author&quot;:true}],&quot;schema&quot;:&quot;https://github.com/citation-style-language/schema/raw/master/csl-citation.json&quot;} RNDzEtFSYB6EM"/> <text:span text:style-name="T16">ou à notre travail de thèse, il s'agit ici de « descendre d'un niveau » dans l'analyse multiniveau : on ne compare plus des aires urbaines entre elles, mais on tente de mieux comprendre les processus à l'œuvre au sein d'une aire métropolitaine, à un niveau plus fin que le niveau communal utilisé jusqu'à présent (et qui masque d'importantes disparités infracommunales), en particulier dans les communes centrales). </text:span></text:p>
      <text:p text:style-name="P5"/>
      <text:p text:style-name="P5"><text:soft-page-break/></text:p>
      <text:p text:style-name="P5"/>
      <text:p text:style-name="P4">Références</text:p>
      <text:p text:style-name="P7"/>
      <text:section text:style-name="Sect1" text:name="ZOTERO_BIBL {&quot;custom&quot;:[]} CSL_BIBLIOGRAPHY RNDTvOEQ1i4Es">
        <text:p text:style-name="Bibliography_20_1"><text:span text:style-name="T13">Bartels</text:span><text:span text:style-name="T2">, L. M., 2008, </text:span><text:span text:style-name="T7">Unequal Democracy: The Political Economy of the New Gilded Age</text:span><text:span text:style-name="T8">, Princeton University Press.</text:span></text:p>
        <text:p text:style-name="Bibliography_20_1"><text:span text:style-name="T14">Conseil régional Provence-Alpes-Côte d’Azur</text:span><text:span text:style-name="T8">, 2013, </text:span><text:span text:style-name="T7">Métropole Aix-Marseille. Atlas territorial</text:span><text:span text:style-name="T8">, Marseille, Conseil régional PACA.</text:span></text:p>
        <text:p text:style-name="Bibliography_20_1"><text:span text:style-name="T14">Gombin</text:span><text:span text:style-name="T8">, J., 2014, « Contextualiser sans faire de l’espace un facteur autonome. La modélisation multiniveau comme lieu de rencontre entre sociologie et géographie électorales », </text:span><text:span text:style-name="T7">L’Espace Politique</text:span><text:span text:style-name="T8">, En ligne : http://espacepolitique.revues.org/3066.</text:span></text:p>
        <text:p text:style-name="Bibliography_20_1"><text:span text:style-name="T14">Gombin</text:span><text:span text:style-name="T8">, J., </text:span><text:span text:style-name="T14">Rivière</text:span><text:span text:style-name="T8">, J., 2013, « Éléments quantitatifs sur la dimension spatiale des effets électoraux <text:s/>des inégalités sociales dans les mondes périurbains français (2007-2012) », communication au colloque </text:span><text:span text:style-name="T7">Session conjointe des RT 5 et 9, «  Espaces périurbains : une forme urbaine spécifique, des parcours de promotion, domination ou déclassement ? », Congrès de l’Association française de sociologie</text:span><text:span text:style-name="T8">, Nantes.</text:span></text:p>
        <text:p text:style-name="Bibliography_20_1"><text:span text:style-name="T14">Hoffmann-Martinot</text:span><text:span text:style-name="T8">, V., </text:span><text:span text:style-name="T14">Sellers</text:span><text:span text:style-name="T8">, J. M., 2013, « The emerging metropolitan political ecology of France », in J. M. Sellers, D. Kübler, M. Walter-Rogg, &amp; R. A. Walks (Éd.), </text:span><text:span text:style-name="T7">The Political Ecology of the Metropolis: Metropolitan Sources of Electoral Behaviour in Eleven Countries</text:span><text:span text:style-name="T8">, ECPR Studies in European Political Science, Colchester, ECPR Press, p. 161‑198. </text:span></text:p>
        <text:p text:style-name="Bibliography_20_1"><text:span text:style-name="T14">Sellers</text:span><text:span text:style-name="T8">, J. M., </text:span><text:span text:style-name="T14">Kübler</text:span><text:span text:style-name="T8">, D., </text:span><text:span text:style-name="T14">Walter-Rogg</text:span><text:span text:style-name="T8">, M., </text:span><text:span text:style-name="T14">Walks</text:span><text:span text:style-name="T8">, R. A. (Éd.), 2013, </text:span><text:span text:style-name="T7">The Political Ecology of the Metropolis: Metropolitan Sources of Electoral Behaviour in Eleven Countries</text:span><text:span text:style-name="T8">, Colchester, ECPR Press.</text:span></text:p>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423cm" style:contextual-spacing="false" style:line-height-at-least="0.423cm" fo:text-indent="-1.27cm" style:auto-text-indent="false">
        <style:tab-stops/>
      </style:paragraph-properties>
    </style:style>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10-14T06:30:44.121780419</meta:creation-date>
    <dc:date>2014-10-14T10:15:50.156583410</dc:date>
    <dc:creator>Joel </dc:creator>
    <meta:editing-duration>PT2S</meta:editing-duration>
    <meta:editing-cycles>1</meta:editing-cycles>
    <meta:document-statistic meta:table-count="0" meta:image-count="0" meta:object-count="0" meta:page-count="2" meta:paragraph-count="17" meta:word-count="724" meta:character-count="5150" meta:non-whitespace-character-count="4431"/>
    <meta:generator>LibreOffice/4.2.6.3$Linux_X86_64 LibreOffice_project/420m0$Build-3</meta:generator>
    <meta:user-defined meta:name="ZOTERO_PREF_1">&lt;data data-version="3" zotero-version="4.0.22"&gt;&lt;session id="HUxFaGxe"/&gt;&lt;style id="http://www.zotero.org/styles/espacepolitique" hasBibliography="1" bibliographyStyleHasBeenSet="1"/&gt;&lt;prefs&gt;&lt;pref name="fieldType" value="ReferenceMark"/&gt;&lt;pref name="storeRefe</meta:user-defined>
    <meta:user-defined meta:name="ZOTERO_PREF_2">rences" value="true"/&gt;&lt;pref name="automaticJournalAbbreviations" value="true"/&gt;&lt;pref name="noteType" value="0"/&gt;&lt;/prefs&gt;&lt;/data&gt;</meta:user-defined>
  </office:meta>
</office:document-meta>
</file>